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6" table:number-rows-spanned="1">
            <text:p>8. Реализация продукции в стоимостном выражении (тыс.руб.)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2">
            <text:p>Дни недели</text:p>
          </table:table-cell>
          <table:table-cell table:style-name="ce3" office:value-type="string" calcext:value-type="string" table:number-columns-spanned="4" table:number-rows-spanned="1">
            <text:p>Отделы магазина</text:p>
          </table:table-cell>
          <table:covered-table-cell table:number-columns-repeated="2" table:style-name="ce9"/>
          <table:covered-table-cell table:style-name="ce11"/>
          <table:table-cell table:style-name="ce3" office:value-type="string" calcext:value-type="string" table:number-columns-spanned="1" table:number-rows-spanned="2">
            <text:p>Всего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3" office:value-type="string" calcext:value-type="string">
            <text:p>Молочный</text:p>
          </table:table-cell>
          <table:table-cell table:style-name="ce3" office:value-type="string" calcext:value-type="string">
            <text:p>Бакалейный</text:p>
          </table:table-cell>
          <table:table-cell table:style-name="ce3" office:value-type="string" calcext:value-type="string">
            <text:p>Гастро-номический</text:p>
          </table:table-cell>
          <table:table-cell table:style-name="ce3" office:value-type="string" calcext:value-type="string">
            <text:p>Кондитерский</text:p>
          </table:table-cell>
          <table:covered-table-cell table:style-name="ce4"/>
          <table:table-cell table:number-columns-repeated="101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Понедельник</text:p>
          </table:table-cell>
          <table:table-cell table:style-name="ce3" office:value-type="float" office:value="340.6" calcext:value-type="float">
            <text:p>340.6</text:p>
          </table:table-cell>
          <table:table-cell table:style-name="ce3" office:value-type="float" office:value="650.1" calcext:value-type="float">
            <text:p>650.1</text:p>
          </table:table-cell>
          <table:table-cell table:style-name="ce3" office:value-type="float" office:value="870.2" calcext:value-type="float">
            <text:p>870.2</text:p>
          </table:table-cell>
          <table:table-cell table:style-name="ce3" office:value-type="float" office:value="245.4" calcext:value-type="float">
            <text:p>245.4</text:p>
          </table:table-cell>
          <table:table-cell table:style-name="ce3" table:formula="of:=SUM([.B7:.E7])" office:value-type="float" office:value="2106.3" calcext:value-type="float">
            <text:p>2106.3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Вторник</text:p>
          </table:table-cell>
          <table:table-cell table:style-name="ce3" office:value-type="float" office:value="550.1" calcext:value-type="float">
            <text:p>550.1</text:p>
          </table:table-cell>
          <table:table-cell table:style-name="ce3" office:value-type="float" office:value="480.4" calcext:value-type="float">
            <text:p>480.4</text:p>
          </table:table-cell>
          <table:table-cell table:style-name="ce3" office:value-type="float" office:value="810.1" calcext:value-type="float">
            <text:p>810.1</text:p>
          </table:table-cell>
          <table:table-cell table:style-name="ce3" office:value-type="float" office:value="260.5" calcext:value-type="float">
            <text:p>260.5</text:p>
          </table:table-cell>
          <table:table-cell table:style-name="ce3" table:formula="of:=SUM([.B8:.E8])" office:value-type="float" office:value="2101.1" calcext:value-type="float">
            <text:p>2101.1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Среда</text:p>
          </table:table-cell>
          <table:table-cell table:style-name="ce3" office:value-type="float" office:value="425.4" calcext:value-type="float">
            <text:p>425.4</text:p>
          </table:table-cell>
          <table:table-cell table:style-name="ce3" office:value-type="float" office:value="520.5" calcext:value-type="float">
            <text:p>520.5</text:p>
          </table:table-cell>
          <table:table-cell table:style-name="ce3" office:value-type="float" office:value="725.4" calcext:value-type="float">
            <text:p>725.4</text:p>
          </table:table-cell>
          <table:table-cell table:style-name="ce3" office:value-type="float" office:value="300.9" calcext:value-type="float">
            <text:p>300.9</text:p>
          </table:table-cell>
          <table:table-cell table:style-name="ce3" table:formula="of:=SUM([.B9:.E9])" office:value-type="float" office:value="1972.2" calcext:value-type="float">
            <text:p>1972.2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Четверг</text:p>
          </table:table-cell>
          <table:table-cell table:style-name="ce3" office:value-type="float" office:value="400.1" calcext:value-type="float">
            <text:p>400.1</text:p>
          </table:table-cell>
          <table:table-cell table:style-name="ce3" office:value-type="float" office:value="530.1" calcext:value-type="float">
            <text:p>530.1</text:p>
          </table:table-cell>
          <table:table-cell table:style-name="ce3" office:value-type="float" office:value="750.3" calcext:value-type="float">
            <text:p>750.3</text:p>
          </table:table-cell>
          <table:table-cell table:style-name="ce3" office:value-type="float" office:value="341.3" calcext:value-type="float">
            <text:p>341.3</text:p>
          </table:table-cell>
          <table:table-cell table:style-name="ce3" table:formula="of:=SUM([.B10:.E10])" office:value-type="float" office:value="2021.8" calcext:value-type="float">
            <text:p>2021.8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Пятница</text:p>
          </table:table-cell>
          <table:table-cell table:style-name="ce3" office:value-type="float" office:value="450.2" calcext:value-type="float">
            <text:p>450.2</text:p>
          </table:table-cell>
          <table:table-cell table:style-name="ce3" office:value-type="float" office:value="539.7" calcext:value-type="float">
            <text:p>539.7</text:p>
          </table:table-cell>
          <table:table-cell table:style-name="ce3" office:value-type="float" office:value="775.2" calcext:value-type="float">
            <text:p>775.2</text:p>
          </table:table-cell>
          <table:table-cell table:style-name="ce3" office:value-type="float" office:value="281.7" calcext:value-type="float">
            <text:p>281.7</text:p>
          </table:table-cell>
          <table:table-cell table:style-name="ce3" table:formula="of:=SUM([.B11:.E11])" office:value-type="float" office:value="2046.8" calcext:value-type="float">
            <text:p>2046.8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Суббота</text:p>
          </table:table-cell>
          <table:table-cell table:style-name="ce3" office:value-type="float" office:value="500.3" calcext:value-type="float">
            <text:p>500.3</text:p>
          </table:table-cell>
          <table:table-cell table:style-name="ce3" office:value-type="float" office:value="549.3" calcext:value-type="float">
            <text:p>549.3</text:p>
          </table:table-cell>
          <table:table-cell table:style-name="ce3" office:value-type="float" office:value="800.1" calcext:value-type="float">
            <text:p>800.1</text:p>
          </table:table-cell>
          <table:table-cell table:style-name="ce3" office:value-type="float" office:value="322.1" calcext:value-type="float">
            <text:p>322.1</text:p>
          </table:table-cell>
          <table:table-cell table:style-name="ce3" table:formula="of:=SUM([.B12:.E12])" office:value-type="float" office:value="2171.8" calcext:value-type="float">
            <text:p>2171.8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Воскресенье</text:p>
          </table:table-cell>
          <table:table-cell table:style-name="ce3" office:value-type="float" office:value="550.4" calcext:value-type="float">
            <text:p>550.4</text:p>
          </table:table-cell>
          <table:table-cell table:style-name="ce3" office:value-type="float" office:value="558.9" calcext:value-type="float">
            <text:p>558.9</text:p>
          </table:table-cell>
          <table:table-cell table:style-name="ce3" office:value-type="float" office:value="825.4" calcext:value-type="float">
            <text:p>825.4</text:p>
          </table:table-cell>
          <table:table-cell table:style-name="ce3" office:value-type="float" office:value="362.5" calcext:value-type="float">
            <text:p>362.5</text:p>
          </table:table-cell>
          <table:table-cell table:style-name="ce3" table:formula="of:=SUM([.B13:.E13])" office:value-type="float" office:value="2297.2" calcext:value-type="float">
            <text:p>2297.2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Итого:</text:p>
          </table:table-cell>
          <table:table-cell table:style-name="ce3" table:formula="of:=SUM([.B7:.B13])" office:value-type="float" office:value="3217.1" calcext:value-type="float">
            <text:p>3217.1</text:p>
          </table:table-cell>
          <table:table-cell table:style-name="ce3" table:formula="of:=SUM([.C7:.C13])" office:value-type="float" office:value="3829" calcext:value-type="float">
            <text:p>3829</text:p>
          </table:table-cell>
          <table:table-cell table:style-name="ce3" table:formula="of:=SUM([.D7:.D13])" office:value-type="float" office:value="5556.7" calcext:value-type="float">
            <text:p>5556.7</text:p>
          </table:table-cell>
          <table:table-cell table:style-name="ce3" table:formula="of:=SUM([.E7:.E13])" office:value-type="float" office:value="2114.4" calcext:value-type="float">
            <text:p>2114.4</text:p>
          </table:table-cell>
          <table:table-cell table:style-name="ce3" table:formula="of:=SUM([.F7:.F13])" office:value-type="float" office:value="14717.2" calcext:value-type="float">
            <text:p>14717.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Среднее за неделю:</text:p>
          </table:table-cell>
          <table:table-cell table:style-name="ce8" table:formula="of:=[.B14]/7" office:value-type="float" office:value="459.585714285714" calcext:value-type="float">
            <text:p>459.6</text:p>
          </table:table-cell>
          <table:table-cell table:style-name="ce10" table:formula="of:=[.C14]/7" office:value-type="float" office:value="547" calcext:value-type="float">
            <text:p>547</text:p>
          </table:table-cell>
          <table:table-cell table:style-name="ce8" table:formula="of:=[.D14]/7" office:value-type="float" office:value="793.814285714286" calcext:value-type="float">
            <text:p>793.8</text:p>
          </table:table-cell>
          <table:table-cell table:style-name="ce8" table:formula="of:=[.E14]/7" office:value-type="float" office:value="302.057142857143" calcext:value-type="float">
            <text:p>302.1</text:p>
          </table:table-cell>
          <table:table-cell table:style-name="ce8" table:formula="of:=[.F14]/7" office:value-type="float" office:value="2102.45714285714" calcext:value-type="float">
            <text:p>2102.5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В круговой диаграмме отобразить долю в общем объеме реализации продукции магазином по дням недели.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Лист1.G38" table:end-x="17.06pt" table:end-y="8.19pt" draw:z-index="0" draw:name="Chart 1" draw:style-name="gr1" draw:text-style-name="P1" svg:width="449.97pt" svg:height="278.22pt" svg:x="47.99pt" svg:y="13.49pt">
              <draw:object draw:notify-on-update-of-ranges="Лист1.A7:Лист1.A13 Лист1.F7:Лист1.F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9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e599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solid-type="cuboid"/>
      <style:graphic-properties draw:fill-color="#00ff00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ffff00"/>
    </style:style>
    <style:style style:name="ch11" style:family="chart">
      <style:chart-properties chart:solid-type="cuboid"/>
      <style:graphic-properties draw:fill-color="#00ffff"/>
    </style:style>
    <style:style style:name="ch12" style:family="chart">
      <style:chart-properties chart:solid-type="cuboid"/>
      <style:graphic-properties draw:fill-color="#ff9900"/>
    </style:style>
    <style:style style:name="ch13" style:family="chart">
      <style:chart-properties chart:solid-type="cuboid"/>
      <style:graphic-properties draw:fill-color="#0000ff"/>
    </style:style>
    <style:style style:name="ch14" style:family="chart">
      <style:chart-properties chart:solid-type="cuboid"/>
      <style:graphic-properties draw:fill-color="#ff00ff"/>
    </style:style>
    <style:style style:name="ch15" style:family="chart">
      <style:graphic-properties draw:fill="solid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circle" chart:style-name="ch1">
        <chart:legend chart:legend-position="end" svg:x="13.003cm" svg:y="3.115cm" style:legend-expansion="high" chart:style-name="ch2"/>
        <chart:plot-area chart:style-name="ch3" table:cell-range-address="Лист1.A7:Лист1.A13 Лист1.F7:Лист1.F13" chart:data-source-has-labels="column" svg:x="0.317cm" svg:y="0.196cm" svg:width="12.369cm" svg:height="9.424cm" dr3d:transform="matrix (0.906306771049824 0 -0.42262044052464 -0.323746279512272 0.642786934316713 -0.69427177932974 0.271654897344412 0.766045009821043 0.582562150913596 0cm 0cm 0cm)" dr3d:vrp="(110357.086173838 64278.7169915284 153914.13214238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b3b3b3" dr3d:lighting-mode="true">
          <chartooo:coordinate-region svg:x="0.893cm" svg:y="0.196cm" svg:width="11.217cm" svg:height="9.424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Лист1.A7:Лист1.A13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Лист1.F7:Лист1.F1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Понедельник</text:p>
                <draw:g>
                  <svg:desc>Лист1.A7:Лист1.A13</svg:desc>
                </draw:g>
              </table:table-cell>
              <table:table-cell office:value-type="float" office:value="2106.3">
                <text:p>2106.3</text:p>
                <draw:g>
                  <svg:desc>Лист1.F7:Лист1.F13</svg:desc>
                </draw:g>
              </table:table-cell>
            </table:table-row>
            <table:table-row>
              <table:table-cell office:value-type="string">
                <text:p>Вторник</text:p>
              </table:table-cell>
              <table:table-cell office:value-type="float" office:value="2101.1">
                <text:p>2101.1</text:p>
              </table:table-cell>
            </table:table-row>
            <table:table-row>
              <table:table-cell office:value-type="string">
                <text:p>Среда</text:p>
              </table:table-cell>
              <table:table-cell office:value-type="float" office:value="1972.2">
                <text:p>1972.2</text:p>
              </table:table-cell>
            </table:table-row>
            <table:table-row>
              <table:table-cell office:value-type="string">
                <text:p>Четверг</text:p>
              </table:table-cell>
              <table:table-cell office:value-type="float" office:value="2021.8">
                <text:p>2021.8</text:p>
              </table:table-cell>
            </table:table-row>
            <table:table-row>
              <table:table-cell office:value-type="string">
                <text:p>Пятница</text:p>
              </table:table-cell>
              <table:table-cell office:value-type="float" office:value="2046.8">
                <text:p>2046.8</text:p>
              </table:table-cell>
            </table:table-row>
            <table:table-row>
              <table:table-cell office:value-type="string">
                <text:p>Суббота</text:p>
              </table:table-cell>
              <table:table-cell office:value-type="float" office:value="2171.8">
                <text:p>2171.8</text:p>
              </table:table-cell>
            </table:table-row>
            <table:table-row>
              <table:table-cell office:value-type="string">
                <text:p>Воскресенье</text:p>
              </table:table-cell>
              <table:table-cell office:value-type="float" office:value="2297.2">
                <text:p>2297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